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1db4c" officeooo:paragraph-rsid="0011db4c" style:font-size-asian="19.25pt" style:font-size-complex="22pt"/>
    </style:style>
    <style:style style:name="P2" style:family="paragraph" style:parent-style-name="Standard">
      <style:text-properties fo:font-size="22pt" officeooo:rsid="0012261e" officeooo:paragraph-rsid="0012261e" style:font-size-asian="19.25pt" style:font-size-complex="22pt"/>
    </style:style>
    <style:style style:name="P3" style:family="paragraph" style:parent-style-name="Standard">
      <style:text-properties fo:font-size="22pt" officeooo:rsid="0012261e" officeooo:paragraph-rsid="001262c7" style:font-size-asian="19.25pt" style:font-size-complex="22pt"/>
    </style:style>
    <style:style style:name="P4" style:family="paragraph" style:parent-style-name="Standard">
      <style:text-properties fo:font-size="22pt" officeooo:paragraph-rsid="0012261e" style:font-size-asian="19.25pt" style:font-size-complex="22pt"/>
    </style:style>
    <style:style style:name="P5" style:family="paragraph" style:parent-style-name="Standard">
      <style:text-properties officeooo:paragraph-rsid="0012261e"/>
    </style:style>
    <style:style style:name="P6" style:family="paragraph" style:parent-style-name="Standard">
      <style:text-properties officeooo:paragraph-rsid="001262c7"/>
    </style:style>
    <style:style style:name="T1" style:family="text">
      <style:text-properties fo:font-size="22pt" officeooo:rsid="0012261e" style:font-size-asian="19.25pt" style:font-size-complex="22pt"/>
    </style:style>
    <style:style style:name="T2" style:family="text">
      <style:text-properties fo:font-size="22pt" officeooo:rsid="001262c7" style:font-size-asian="19.25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officeooo:rsid="0012261e"/>
    </style:style>
    <style:style style:name="T5" style:family="text">
      <style:text-properties officeooo:rsid="001262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 (Android Run Time) is an application runtime environment used by Android OS. </text:p>
      <text:p text:style-name="P1">+ It replaces Dalvik Virtual Machine</text:p>
      <text:p text:style-name="P1">+ It fully compiles applications when they are installed on the device which leads to potentially much higher performance than DVM.</text:p>
      <text:p text:style-name="P1"><text:tab/>→<text:span text:style-name="T4"> This is because instead of having to be transformed from codes into bytecodes at runtime, that process is already performed on applications when they are first installed</text:span></text:p>
      <text:p text:style-name="P1"><text:tab/>→<text:span text:style-name="T4"> The downside is that it’ll take more time to install the apps.</text:span></text:p>
      <text:p text:style-name="P2">=&gt; Features :</text:p>
      <text:p text:style-name="P2">+ AOT (Ahead Of Time) Compilation:</text:p>
      <text:p text:style-name="P5"><text:span text:style-name="T1">- It improves performance </text:span></text:p>
      <text:p text:style-name="P4">- <text:span text:style-name="T4">It uses the on-device dex2oat tool at install time</text:span></text:p>
      <text:p text:style-name="P4">- <text:span text:style-name="T4">It accepts DEX files as input and generates a compiled app executable for the target device.</text:span></text:p>
      <text:p text:style-name="P2">+ Improve garbage collection <text:span text:style-name="T5">(GC)</text:span>:</text:p>
      <text:p text:style-name="P2">- <text:span text:style-name="T5">One garbage collector pause instead of two</text:span></text:p>
      <text:p text:style-name="P3">- <text:span text:style-name="T5">Parallelized processing during the remaining GC pause</text:span></text:p>
      <text:p text:style-name="P6"><text:span text:style-name="T2">- </text:span><text:span text:style-name="T3">Collector with lower total GC time for the special case of cleaning up recently-allocated, short-lived objects</text:span></text:p>
      <text:p text:style-name="P6"><text:span text:style-name="T2">- Improved garbage collection ergonomics, making concurrent garbage collections more timely, which </text:span><text:soft-page-break/><text:span text:style-name="T2">makes </text:span><text:a xlink:type="simple" xlink:href="http://developer.android.com/tools/debugging/debugging-memory.html#LogMessages" text:style-name="Internet_20_link" text:visited-style-name="Visited_20_Internet_20_Link"><text:span text:style-name="Source_20_Text"><text:span text:style-name="T2">GC_FOR_ALLOC</text:span></text:span></text:a><text:span text:style-name="T2"> events extremely rare in typical use cases</text:span></text:p>
      <text:p text:style-name="P6"><text:span text:style-name="T2">- Compacting GC to reduce background memory usage and fragmen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51:49.141222208</meta:creation-date>
    <meta:generator>LibreOffice/6.2.7.1$Linux_X86_64 LibreOffice_project/20$Build-1</meta:generator>
    <dc:date>2019-10-04T14:16:32.500123817</dc:date>
    <meta:editing-duration>PT3M16S</meta:editing-duration>
    <meta:editing-cycles>1</meta:editing-cycles>
    <meta:document-statistic meta:table-count="0" meta:image-count="0" meta:object-count="0" meta:page-count="2" meta:paragraph-count="16" meta:word-count="190" meta:character-count="1176" meta:non-whitespace-character-count="998"/>
  </office:meta>
</office:document-meta>
</file>